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宋体" svg:font-family="宋体" style:font-family-generic="system" style:font-pitch="variable"/>
  </office:font-face-decls>
  <office:automatic-styles>
    <style:style style:name="Tabla1" style:family="table">
      <style:table-properties style:width="15.205cm" fo:margin-left="-0.191cm" fo:margin-top="0cm" fo:margin-bottom="0cm" table:align="left" style:writing-mode="lr-tb"/>
    </style:style>
    <style:style style:name="Tabla1.A" style:family="table-column">
      <style:table-column-properties style:column-width="7.602cm"/>
    </style:style>
    <style:style style:name="Tabla1.B" style:family="table-column">
      <style:table-column-properties style:column-width="7.601cm"/>
    </style:style>
    <style:style style:name="Tabla1.1" style:family="table-row">
      <style:table-row-properties style:min-row-height="23.153cm" fo:keep-together="auto"/>
    </style:style>
    <style:style style:name="Tabla1.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text-align="justify" style:justify-single-word="false" fo:orphans="0" fo:widows="0"/>
      <style:text-properties fo:font-size="10pt" style:letter-kerning="false" style:font-size-asian="10pt" style:font-size-complex="10pt"/>
    </style:style>
    <style:style style:name="P2" style:family="paragraph" style:parent-style-name="Standard">
      <style:paragraph-properties fo:margin-top="0cm" fo:margin-bottom="0cm" style:contextual-spacing="false" fo:text-align="justify" style:justify-single-word="false" fo:orphans="0" fo:widows="0"/>
      <style:text-properties style:text-position="0% 100%" fo:font-size="10pt" fo:language="en" fo:country="US" style:letter-kerning="false" style:font-size-asian="10pt" style:font-size-complex="10pt"/>
    </style:style>
    <style:style style:name="P3" style:family="paragraph" style:parent-style-name="Standard">
      <style:paragraph-properties fo:margin-top="0cm" fo:margin-bottom="0cm" style:contextual-spacing="false" fo:text-align="justify" style:justify-single-word="false" fo:orphans="0" fo:widows="0"/>
      <style:text-properties style:text-position="0% 100%" fo:font-size="10pt" fo:language="en" fo:country="US" style:letter-kerning="false" style:font-size-asian="10pt" style:font-size-complex="10pt"/>
    </style:style>
    <style:style style:name="P4" style:family="paragraph" style:parent-style-name="Standard">
      <style:text-properties fo:language="en" fo:country="US"/>
    </style:style>
    <style:style style:name="P5" style:family="paragraph" style:parent-style-name="Standard">
      <style:paragraph-properties fo:margin-top="0cm" fo:margin-bottom="0cm" style:contextual-spacing="false" fo:text-align="justify" style:justify-single-word="false" fo:orphans="0" fo:widows="0"/>
      <style:text-properties fo:font-size="10pt" style:letter-kerning="false" style:font-size-asian="10pt" style:font-size-complex="10pt"/>
    </style:style>
    <style:style style:name="T1" style:family="text">
      <style:text-properties style:text-position="0% 100%" fo:language="en" fo:country="US"/>
    </style:style>
    <style:style style:name="T2"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a1.1">
          <table:table-cell table:style-name="Tabla1.A1" office:value-type="string">
            <text:p text:style-name="P1" loext:marker-style-name="T1"><text:span text:style-name="T1">En un univers alternatiu, les lleis de la física i la lògica semblen haver estat substituïdes per un caos hilarant i desconcertant. Aquí, els Skibidi Toilets regnen com una amenaça peculiar: vàters animats amb cares humanes que tenen un únic objectiu aparent—imposar el seu domini amb la seva estranya melodia "Skibidi Dop Dop Yes Yes".</text:span><text:span text:style-name="T1"/></text:p>
            <text:p text:style-name="P2" loext:marker-style-name="T1"/>
            <text:p text:style-name="P1" loext:marker-style-name="T1"><text:span text:style-name="T1">Tot va començar en un món tranquil on la tecnologia i la humanitat coexistien en harmonia. Però, a causa d'un error inexplicable en un laboratori secret, un vàter experimental, equipat amb un sistema de reconeixement facial, va adquirir consciència. Aquesta primera entitat, coneguda com El Gran Vàter, va començar a crear altres com ell, utilitzant la seva capacitat per replicar-se i fusionar-se amb la tecnologia.</text:span><text:span text:style-name="T1"/></text:p>
            <text:p text:style-name="P2" loext:marker-style-name="T1"/>
            <text:p text:style-name="P1" loext:marker-style-name="T1"><text:span text:style-name="T1">Els Skibidi Toilets són més que simples vàters animats. Tenen poders especials: poden controlar dispositius electrònics, teletransportar-se a través de canonades i generar una música hipnòtica que desorienta els seus enemics. Però la seva principal rivalitat és amb els Camera Heads, humans cibernètics amb càmeres per caps que es van crear per protegir la humanitat. Aquesta batalla entre Skibidi Toilets i Camera Heads.</text:span><text:span text:style-name="T1"/></text:p>
          </table:table-cell>
          <table:table-cell table:style-name="Tabla1.A1" office:value-type="string">
            <text:p text:style-name="P1">El lideratge en els dos bàndols és clau. Els Skibidi Toilets estan liderats pel temut Mega Toilet, una gegantina abominació amb múltiples caps humans que canta amb un cor grotesc. Mentrestant, els Camera Heads tenen en les seves files al valent Speaker Man i altres aliats tecnològics que lluiten per recuperar el control del món.</text:p>
            <text:p text:style-name="P1"/>
            <text:p text:style-name="P1">El conflicte no només tracta de dominació, sinó de supervivència en un món que ja no té sentit. Aquesta guerra absurda, plena de coreografies ridícules, escenes d’acció frenètiques i moments completament surrealistes, ha captivat milions d'espectadors que, entre rialles i incredulitat, es pregunten: com acabarà tot això?</text:p>
            <text:p text:style-name="P1"/>
            <text:p text:style-name="P1" loext:marker-style-name="T1">Un món de vàters cantaires i herois ciborg mai havia estat tan fascinant... o inquietant<text:span text:style-name="T1"/></text:p>
          </table:table-cell>
        </table:table-row>
      </table:table>
      <text:p text:style-name="P4" loext:marker-style-name="T2"><text:bookmark text:name="_GoB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s" fo:country="ES" style:letter-kerning="false" style:font-name-asian="宋体" style:font-size-asian="10pt" style:language-asian="zh" style:country-asian="CN" style:font-name-complex="F"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es" fo:country="ES" style:letter-kerning="false" style:font-name-asian="宋体" style:font-size-asian="10pt" style:language-asian="zh" style:country-asian="CN" style:font-name-complex="F"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F"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主题">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5T12:19:00</meta:creation-date>
    <meta:initial-creator>cicles</meta:initial-creator>
    <dc:creator>cicles</dc:creator>
    <dc:date>2024-11-15T12:38:19</dc:date>
    <meta:editing-cycles>1</meta:editing-cycles>
    <meta:editing-duration>PT18M</meta:editing-duration>
    <meta:generator>LibreOffice/24.2.6.2$Linux_X86_64 LibreOffice_project/420$Build-2</meta:generator>
    <meta:document-statistic meta:table-count="1" meta:image-count="0" meta:object-count="0" meta:page-count="1" meta:paragraph-count="6" meta:word-count="301" meta:character-count="1913" meta:non-whitespace-character-count="1619"/>
    <meta:user-defined meta:name="KSOProductBuildVer">1033-11.1.0.11723</meta:user-defined>
    <meta:template xlink:type="simple" xlink:actuate="onRequest" xlink:title="Normal.dotm" xlink:href=""/>
  </office:meta>
</office:document-meta>
</file>